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ourceDocument.XMLSourceDocument( final URI requestURI , final String content ,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ourceDocument.XMLSourceDocument( final URI requestURI , final String fileData , final BufferedReader reader , final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